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36a5"/>
    </style:style>
    <style:style style:name="P2" style:family="paragraph" style:parent-style-name="Standard">
      <style:text-properties officeooo:rsid="001736a5" officeooo:paragraph-rsid="001736a5"/>
    </style:style>
    <style:style style:name="P3" style:family="paragraph" style:parent-style-name="Standard">
      <style:text-properties fo:font-weight="bold" officeooo:rsid="0017a207" officeooo:paragraph-rsid="0017a207" style:font-weight-asian="bold" style:font-weight-complex="bold"/>
    </style:style>
    <style:style style:name="P4" style:family="paragraph" style:parent-style-name="Standard">
      <style:text-properties fo:font-weight="bold" officeooo:rsid="001736a5" officeooo:paragraph-rsid="001736a5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3" style:family="text">
      <style:text-properties style:text-overline-style="solid" style:text-overline-width="auto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736a5" style:text-blinking="false" fo:background-color="transparent" loext:char-shading-value="0"/>
    </style:style>
    <style:style style:name="T6" style:family="text">
      <style:text-properties officeooo:rsid="001736a5"/>
    </style:style>
    <style:style style:name="T7" style:family="text">
      <style:text-properties officeooo:rsid="0017a2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fbbdd37-209b-fc54-e74a-f025c469dd6b"/><text:span text:style-name="T5">Tiago Heinrich, </text:span><text:span text:style-name="T4">Vinicius Bruch Zuchi</text:span></text:p>
      <text:p text:style-name="P3">AVIAO</text:p>
      <text:p text:style-name="P2"><text:span text:style-name="T1">registro</text:span>,<text:span text:style-name="T3"> cod_modelo</text:span></text:p>
      <text:p text:style-name="P2">cod_modelo referencia MODELOS</text:p>
      <text:p text:style-name="P2"/>
      <text:p text:style-name="P3">MODELOS</text:p>
      <text:p text:style-name="P2"><text:span text:style-name="T1">cod_modelo,</text:span> peso, capacidade</text:p>
      <text:p text:style-name="P2"/>
      <text:p text:style-name="P4">FUNCION<text:span text:style-name="T7">A</text:span>RIOS</text:p>
      <text:p text:style-name="P2"><text:span text:style-name="T1">num_matricula</text:span>, nome</text:p>
      <text:p text:style-name="P2"/>
      <text:p text:style-name="P3">TECNICOS</text:p>
      <text:p text:style-name="P2"><text:span text:style-name="T2">num_matricula</text:span>, endereço, telefone, salário</text:p>
      <text:p text:style-name="P2">num_matricula referencia FUNCIONARIOS</text:p>
      <text:p text:style-name="P2"/>
      <text:p text:style-name="P4">CONTROLADORES</text:p>
      <text:p text:style-name="P2"><text:span text:style-name="T2">num_matricula</text:span>, data_exame</text:p>
      <text:p text:style-name="P2">num_matricula referencia FUNCIONARIOS</text:p>
      <text:p text:style-name="P2"/>
      <text:p text:style-name="P4">SINDICATOS</text:p>
      <text:p text:style-name="P2"><text:span text:style-name="T1">num_sindicado</text:span>, nome</text:p>
      <text:p text:style-name="P2"/>
      <text:p text:style-name="P4">AFILICA<text:span text:style-name="T7">CA</text:span>O</text:p>
      <text:p text:style-name="P2"><text:span text:style-name="T2">num_matricula</text:span>, num_membro, <text:span text:style-name="T3">num_sindicato</text:span></text:p>
      <text:p text:style-name="P2">num_matricula referencia FUNCIONARIOS</text:p>
      <text:p text:style-name="P2">num_sindicato referencia SINDICATO</text:p>
      <text:p text:style-name="P2"/>
      <text:p text:style-name="P4">PERICIA</text:p>
      <text:p text:style-name="P2"><text:span text:style-name="T2">num_matricula</text:span>, <text:span text:style-name="T2">cod_modelo</text:span></text:p>
      <text:p text:style-name="P2">cod_modelo referencia MODELOS</text:p>
      <text:p text:style-name="P2">num_matricula referencia FUNCIONARIOS</text:p>
      <text:p text:style-name="P2"/>
      <text:p text:style-name="P4">TESTES</text:p>
      <text:p text:style-name="P2"><text:span text:style-name="T1">num_anac</text:span>, nome, pont_max</text:p>
      <text:p text:style-name="P2"/>
      <text:p text:style-name="P4">MANUNTEN<text:span text:style-name="T7">CA</text:span>O</text:p>
      <text:p text:style-name="P2"><text:span text:style-name="T2">num_anac</text:span>, <text:span text:style-name="T3">cod_modelo</text:span>, <text:span text:style-name="T3">num_matricula</text:span>, data_teste, horas_gastas, pontuacao</text:p>
      <text:p text:style-name="P2">num_anac referencia TESTES</text:p>
      <text:p text:style-name="P2">cod_modelo referencia MODELOS</text:p>
      <text:p text:style-name="P2">num_matricula referencia FUNCIONAR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23:30:45.211266201</meta:creation-date>
    <dc:date>2015-09-30T23:39:53.116856013</dc:date>
    <meta:editing-duration>PT6M27S</meta:editing-duration>
    <meta:editing-cycles>2</meta:editing-cycles>
    <meta:generator>LibreOffice/5.0.1.2.0$Linux_X86_64 LibreOffice_project/00m0$Build-2</meta:generator>
    <meta:document-statistic meta:table-count="0" meta:image-count="0" meta:object-count="0" meta:page-count="1" meta:paragraph-count="31" meta:word-count="74" meta:character-count="771" meta:non-whitespace-character-count="728"/>
  </office:meta>
</office:document-meta>
</file>